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/>
    </style:style>
    <style:style style:name="P2" style:family="paragraph" style:parent-style-name="Standard" style:master-page-name="Standard">
      <style:paragraph-properties style:page-number="auto"/>
      <style:text-properties fo:color="#000000" style:font-name="Helvetica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" style:family="paragraph" style:parent-style-name="Standard">
      <style:text-properties fo:color="#000000" style:font-name="Helvetica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normal"/>
    </style:style>
    <style:style style:name="P4" style:family="paragraph" style:parent-style-name="Standard">
      <style:text-properties style:font-name="Helvetica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12pt" style:font-size-asian="12pt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2pt" fo:language="zxx" fo:country="none" style:font-size-asian="12pt" style:language-asian="zxx" style:country-asian="none"/>
    </style:style>
    <style:style style:name="P7" style:family="paragraph" style:parent-style-name="Standard">
      <style:paragraph-properties fo:margin-left="6.251cm" fo:margin-right="6.248cm" fo:text-align="center" style:justify-single-word="false" fo:text-indent="0cm" style:auto-text-indent="false" fo:background-color="#ffff99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style:font-name="Helvetica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Helvetica" fo:font-size="12pt" fo:font-weight="bold" style:font-size-asian="12pt" style:font-weight-asian="bold"/>
    </style:style>
    <style:style style:name="P9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Helvetica" fo:font-size="12pt" style:font-size-asian="12pt"/>
    </style:style>
    <style:style style:name="P10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2pt" style:font-size-asian="12pt"/>
    </style:style>
    <style:style style:name="P1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2pt" fo:language="zxx" fo:country="none" style:font-size-asian="12pt" style:language-asian="zxx" style:country-asian="none"/>
    </style:style>
    <style:style style:name="P1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/>
    </style:style>
    <style:style style:name="T1" style:family="text">
      <style:text-properties fo:font-size="12pt" style:text-underline-style="solid" style:text-underline-width="auto" style:text-underline-color="font-color" style:font-size-asian="12pt"/>
    </style:style>
    <style:style style:name="T2" style:family="text">
      <style:text-properties fo:font-size="12pt" style:font-size-asian="12pt"/>
    </style:style>
    <style:style style:name="T3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%#include </text:span><text:span text:style-name="T6">enTetesDecisionRFM</text:span><text:span text:style-name="T5">#%</text:span></text:p>
      <text:p text:style-name="P3"/>
      <text:p text:style-name="P7">%=RAPPEL=%</text:p>
      <text:p text:style-name="P4"/>
      <text:p text:style-name="P4"/>
      <text:p text:style-name="P8">%=OBJET=%</text:p>
      <text:p text:style-name="P6"/>
      <text:p text:style-name="P6"/>
      <text:p text:style-name="P5">%=TITRE=%</text:p>
      <text:p text:style-name="P9"/>
      <text:p text:style-name="P9">%=COURRIER=%</text:p>
      <text:p text:style-name="P9"/>
      <text:p text:style-name="P9">%=MANQUANT=%</text:p>
      <text:p text:style-name="P9"/>
      <text:p text:style-name="P9">%=REMBOURSEMENT=%</text:p>
      <text:p text:style-name="P9"/>
      <text:p text:style-name="P9">%=CONSEQUENCE=%</text:p>
      <text:p text:style-name="P9"/>
      <text:p text:style-name="P9">%=SALUTATIONS=%</text:p>
      <text:p text:style-name="P10"/>
      <text:p text:style-name="P11"/>
      <text:p text:style-name="P1"><text:tab/><text:span text:style-name="T3">%#</text:span><text:span text:style-name="T4">include <text:s/>signatureRFM</text:span><text:span text:style-name="T3">#%</text:span></text:p>
      <text:p text:style-name="P10"/>
      <text:p text:style-name="P10"/>
      <text:p text:style-name="P12"><text:span text:style-name="T1">%=ANNEXE=%</text:span><text:span text:style-name="T2"> : %=MENTIONN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3" draw:display-name="msArrowStealthEnd 3" svg:viewBox="0 0 140 350" svg:d="m70 0 70 350-70-140-70 140z"/>
    <draw:marker draw:name="msArrowStealthEnd_20_5" draw:display-name="msArrowStealthEnd 5" svg:viewBox="0 0 210 210" svg:d="m105 0 105 210-105-84-105 84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margin-top="0cm" fo:margin-bottom="0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ettre n° </dc:title>
    <meta:initial-creator>Eggstein Philippe</meta:initial-creator>
    <meta:creation-date>2010-08-13T16:29:00</meta:creation-date>
    <dc:date>2015-11-23T13:25:17.39</dc:date>
    <meta:print-date>2009-04-28T07:55:00</meta:print-date>
    <meta:editing-cycles>14</meta:editing-cycles>
    <meta:editing-duration>PT22H43M15S</meta:editing-duration>
    <meta:document-statistic meta:table-count="0" meta:image-count="0" meta:object-count="0" meta:page-count="1" meta:paragraph-count="11" meta:word-count="15" meta:character-count="181"/>
    <dc:creator>lga </dc:creator>
    <meta:user-defined meta:name="Info 1"/>
    <meta:user-defined meta:name="Info 2"/>
    <meta:user-defined meta:name="Info 3"/>
    <meta:user-defined meta:name="Info 4"/>
    <meta:user-defined meta:name="_AdHocReviewCycleID" meta:value-type="string">1378113665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